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13.56mm"/>
    </style:style>
    <style:style style:name="co4" style:family="table-column">
      <style:table-column-properties fo:break-before="auto" style:column-width="63.45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25.76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7.07mm"/>
    </style:style>
    <style:style style:name="co14" style:family="table-column">
      <style:table-column-properties fo:break-before="auto" style:column-width="11.43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10.62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8.43mm"/>
    </style:style>
    <style:style style:name="co20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10.34mm"/>
    </style:style>
    <style:style style:name="co23" style:family="table-column">
      <style:table-column-properties fo:break-before="auto" style:column-width="7.34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wrap-option="wrap" fo:border-left="none" fo:border-right="none" fo:border-top="0.99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fo:wrap-option="wrap" fo:border-left="none" fo:border-right="none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wrap-option="wrap" fo:border-left="none" fo:border-right="0.99pt solid #000000" fo:border-top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-follow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onterminal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FOLLO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grama</text:p>
          </table:table-cell>
          <table:table-cell table:style-name="ce3" office:value-type="string" calcext:value-type="string">
            <text:p>{programainicio}</text:p>
          </table:table-cell>
          <table:table-cell table:style-name="ce3" office:value-type="string" calcext:value-type="string">
            <text:p>{$}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execucao</text:p>
          </table:table-cell>
          <table:table-cell table:style-name="ce3" office:value-type="string" calcext:value-type="string">
            <text:p>{execucaoinicio}</text:p>
          </table:table-cell>
          <table:table-cell table:style-name="ce3" office:value-type="string" calcext:value-type="string">
            <text:p>{fimprograma}</text:p>
          </table:table-cell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declaracoes</text:p>
          </table:table-cell>
          <table:table-cell table:style-name="ce3" office:value-type="string" calcext:value-type="string">
            <text:p>{definainstrucao}</text:p>
          </table:table-cell>
          <table:table-cell table:style-name="ce3" office:value-type="string" calcext:value-type="string">
            <text:p>{execucaoinicio}</text:p>
          </table:table-cell>
          <table:table-cell table:number-columns-repeated="4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declaracao</text:p>
          </table:table-cell>
          <table:table-cell table:style-name="ce3" office:value-type="string" calcext:value-type="string">
            <text:p>{definainstrucao}</text:p>
          </table:table-cell>
          <table:table-cell table:style-name="ce3" office:value-type="string" calcext:value-type="string">
            <text:p>{execucaoinicio,definainstrucao}</text:p>
          </table:table-cell>
          <table:table-cell table:number-columns-repeated="6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comando</text:p>
          </table:table-cell>
          <table:table-cell table:style-name="ce3" office:value-type="string" calcext:value-type="string">
            <text:p>{inicio,repita,enquanto,se,mova,vire_para,id,pare,finalize,</text:p>
            <text:p>apague_lampada,acenda_lampada,aguarte_ate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bloco</text:p>
          </table:table-cell>
          <table:table-cell table:style-name="ce3" office:value-type="string" calcext:value-type="string">
            <text:p>{inicio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10"/>
          <table:table-cell table:style-name="ce1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pre_comando</text:p>
          </table:table-cell>
          <table:table-cell table:style-name="ce3" office:value-type="string" calcext:value-type="string">
            <text:p>{inicio,repita,enquanto,se,mova,vire_para,id,pare,finalize,</text:p>
            <text:p>Apague_lampada,acenda_lampada,aguarte_ate}</text:p>
          </table:table-cell>
          <table:table-cell table:style-name="ce3" office:value-type="string" calcext:value-type="string">
            <text:p>{fim,inicio,repita,enquanto,se,mova,vire_para,id,pare,finalize,</text:p>
            <text:p>Apague_lampada,acenda_lampada,aguarte_ate}</text:p>
          </table:table-cell>
          <table:table-cell table:number-columns-repeated="12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iteracao</text:p>
          </table:table-cell>
          <table:table-cell table:style-name="ce3" office:value-type="string" calcext:value-type="string">
            <text:p>{repita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2">
          <table:table-cell table:style-name="ce3" office:value-type="string" calcext:value-type="string">
            <text:p>laco</text:p>
          </table:table-cell>
          <table:table-cell table:style-name="ce3" office:value-type="string" calcext:value-type="string">
            <text:p>{enquanto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16"/>
          <table:table-cell table:style-name="ce1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>
            <text:p>condicional</text:p>
          </table:table-cell>
          <table:table-cell table:style-name="ce3" office:value-type="string" calcext:value-type="string">
            <text:p>{se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18"/>
          <table:table-cell table:style-name="ce1" table:number-columns-repeated="2"/>
          <table:table-cell table:number-columns-repeated="1001"/>
        </table:table-row>
        <table:table-row table:style-name="ro2">
          <table:table-cell table:style-name="ce3" office:value-type="string" calcext:value-type="string">
            <text:p>instrucao</text:p>
          </table:table-cell>
          <table:table-cell table:style-name="ce3" office:value-type="string" calcext:value-type="string">
            <text:p>{mova,vire_para,id,pare,finalize,apague_lampada,acenda_lampada,</text:p>
            <text:p>Aguarte_ate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20"/>
          <table:table-cell table:style-name="ce1" table:number-columns-repeated="2"/>
          <table:table-cell table:number-columns-repeated="999"/>
        </table:table-row>
        <table:table-row table:style-name="ro4">
          <table:table-cell table:style-name="ce3" office:value-type="string" calcext:value-type="string">
            <text:p>condicao</text:p>
          </table:table-cell>
          <table:table-cell table:style-name="ce3" office:value-type="string" calcext:value-type="string">
            <text:p>{robo_pronto,robo_ocupado,robo_parado,robo_movimentando,</text:p>
            <text:p>frente_robo_bloqueada,direita_robo_bloqueada,esquerda_robo_bloqueada,</text:p>
            <text:p>lampada_acessa_a_frente,lampada_apagada_a_frente,lampada_acessa_a_esquerda,</text:p>
            <text:p>lampada_apagada_a_esquerda,lampada_acessa_a_direita,lampada_apagada_a_direita}</text:p>
          </table:table-cell>
          <table:table-cell table:style-name="ce3" office:value-type="string" calcext:value-type="string">
            <text:p>{faca,entao,fimexecucao,execucaoinicio,definainstrucao,fim,inicio,repita,</text:p>
            <text:p>enquanto,se,mova,vire_para,id,pare,finalize,apague_lampada,</text:p>
            <text:p>Acenda_lampada,aguarte_ate,fimrepita,fimpara,fimse,fimsenao}</text:p>
          </table:table-cell>
          <table:table-cell table:number-columns-repeated="22"/>
          <table:table-cell table:style-name="ce1" table:number-columns-repeated="2"/>
          <table:table-cell table:number-columns-repeated="997"/>
        </table:table-row>
        <table:table-row table:style-name="ro2">
          <table:table-cell table:style-name="ce3" office:value-type="string" calcext:value-type="string">
            <text:p>sentido</text:p>
          </table:table-cell>
          <table:table-cell table:style-name="ce3" office:value-type="string" calcext:value-type="string">
            <text:p>{esquerda,direita}</text:p>
          </table:table-cell>
          <table:table-cell table:style-name="ce3" office:value-type="string" calcext:value-type="string">
            <text:p>{fimexecucao,execucaoinicio,definainstrucao,fim,inicio,repita,enquanto,</text:p>
            <text:p>se,mova,vire_para,id,pare,finalize,apague_lampada,acenda_lampada,</text:p>
            <text:p>Aguarte_ate,fimrepita,fimpara,fimse,fimsenao}</text:p>
          </table:table-cell>
          <table:table-cell table:number-columns-repeated="24"/>
          <table:table-cell table:style-name="ce1" table:number-columns-repeated="2"/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R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1">
          <table:table-cell table:style-name="ce5" office:value-type="string" calcext:value-type="string">
            <text:p>Goto</text:p>
          </table:table-cell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Closure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6" office:value-type="string" calcext:value-type="string">
            <text:p>{programa -&gt; .programainicio declaracoes execucao fimprograma}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{programa -&gt; .programainicio declaracoes execucao fimprograma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0, programainicio)</text:p>
          </table:table-cell>
          <table:table-cell table:style-name="ce6" office:value-type="string" calcext:value-type="string">
            <text:p>{programa -&gt; programainicio.declaracoes execucao fimprograma}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{programa -&gt; programainicio.declaracoes execucao fimprograma; declaracoes -&gt; .declaracao; declaracoes -&gt; .declaracao declaracoes; declaracao -&gt; .definainstrucao id como comand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, declaracoes)</text:p>
          </table:table-cell>
          <table:table-cell table:style-name="ce6" office:value-type="string" calcext:value-type="string">
            <text:p>{programa -&gt; programainicio declaracoes.execucao fimprograma}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{programa -&gt; programainicio declaracoes.execucao fimprograma; execucao -&gt; .execucaoinicio comando fimexecuca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, declaracao)</text:p>
          </table:table-cell>
          <table:table-cell table:style-name="ce6" office:value-type="string" calcext:value-type="string">
            <text:p>{declaracoes -&gt; declaracao.; declaracoes -&gt; declaracao.declaracoes}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{declaracoes -&gt; declaracao.; declaracoes -&gt; declaracao.declaracoes; declaracoes -&gt; .declaracao; declaracoes -&gt; .declaracao declaracoes; declaracao -&gt; .definainstrucao id como comand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, definainstrucao)</text:p>
          </table:table-cell>
          <table:table-cell table:style-name="ce6" office:value-type="string" calcext:value-type="string">
            <text:p>{declaracao -&gt; definainstrucao.id como comando}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{declaracao -&gt; definainstrucao.id como comand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, execucao)</text:p>
          </table:table-cell>
          <table:table-cell table:style-name="ce6" office:value-type="string" calcext:value-type="string">
            <text:p>{programa -&gt; programainicio declaracoes execucao.fimprograma}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{programa -&gt; programainicio declaracoes execucao.fimprograma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2, execucaoinicio)</text:p>
          </table:table-cell>
          <table:table-cell table:style-name="ce6" office:value-type="string" calcext:value-type="string">
            <text:p>{execucao -&gt; execucaoinicio.comando fimexecucao}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{execucao -&gt; execucaoinicio.comando fimexecuca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, declaracoes)</text:p>
          </table:table-cell>
          <table:table-cell table:style-name="ce6" office:value-type="string" calcext:value-type="string">
            <text:p>{declaracoes -&gt; declaracao declaracoes.}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{declaracoes -&gt; declaracao declaracoes.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3, declaracao)</text:p>
          </table:table-cell>
          <table:table-cell table:style-name="ce6" office:value-type="string" calcext:value-type="string">
            <text:p>{declaracoes -&gt; declaracao.; declaracoes -&gt; declaracao.declaracoes}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3, definainstrucao)</text:p>
          </table:table-cell>
          <table:table-cell table:style-name="ce6" office:value-type="string" calcext:value-type="string">
            <text:p>{declaracao -&gt; definainstrucao.id como comando}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4, id)</text:p>
          </table:table-cell>
          <table:table-cell table:style-name="ce6" office:value-type="string" calcext:value-type="string">
            <text:p>{declaracao -&gt; definainstrucao id.como comando}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{declaracao -&gt; definainstrucao id.como comand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5, fimprograma)</text:p>
          </table:table-cell>
          <table:table-cell table:style-name="ce6" office:value-type="string" calcext:value-type="string">
            <text:p>{programa -&gt; programainicio declaracoes execucao fimprograma.}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{programa -&gt; programainicio declaracoes execucao fimprogram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, comando)</text:p>
          </table:table-cell>
          <table:table-cell table:style-name="ce6" office:value-type="string" calcext:value-type="string">
            <text:p>{execucao -&gt; execucaoinicio comando.fimexecucao}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{execucao -&gt; execucaoinicio comando.fimexecucao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{comando -&gt; bloc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{comando -&gt; iteraca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{comando -&gt; lac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{comando -&gt; condicional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{comando -&gt; instrucao.}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oto(6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{bloco -&gt; inicio.fim; bloco -&gt; inicio.pre_comando fim; pre_comando -&gt; .comando; pre_comando -&gt; .pre_comando comand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goto(6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{laco -&gt; enquanto.condicao faca comando fimpara; condicao -&gt; .robo_pronto; condicao -&gt; .robo_ocupado; condicao -&gt; .robo_parado; condicao -&gt; .robo_movimentando; condicao -&gt; .frente_robo_bloqueada; condicao -&gt; .direita_robo_bloqueada; condicao -&gt; .esquerda_robo_bloqueada; condicao -&gt; .lampada_acessa_a_frente; condicao -&gt; .lampada_apagada_a_frente; condicao -&gt; .lampada_acessa_a_esquerda; condicao -&gt; .lampada_apagada_a_esquerda; condicao -&gt; .lampada_acessa_a_direita; condicao -&gt; .lampada_apagada_a_direita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; condicao -&gt; .robo_pronto; condicao -&gt; .robo_ocupado; condicao -&gt; .robo_parado; condicao -&gt; .robo_movimentando; condicao -&gt; .frente_robo_bloqueada; condicao -&gt; .direita_robo_bloqueada; condicao -&gt; .esquerda_robo_bloqueada; condicao -&gt; .lampada_acessa_a_frente; condicao -&gt; .lampada_apagada_a_frente; condicao -&gt; .lampada_acessa_a_esquerda; condicao -&gt; .lampada_apagada_a_esquerda; condicao -&gt; .lampada_acessa_a_direita; condicao -&gt; .lampada_apagada_a_direita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{instrucao -&gt; vire_para.sentido; sentido -&gt; .esquerda; sentido -&gt; .direita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{instrucao -&gt; id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{instrucao -&gt; pare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{instrucao -&gt; finalize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{instrucao -&gt; apague_lampad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{instrucao -&gt; acenda_lampada.}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goto(6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{instrucao -&gt; aguarte_ate.condicao; condicao -&gt; .robo_pronto; condicao -&gt; .robo_ocupado; condicao -&gt; .robo_parado; condicao -&gt; .robo_movimentando; condicao -&gt; .frente_robo_bloqueada; condicao -&gt; .direita_robo_bloqueada; condicao -&gt; .esquerda_robo_bloqueada; condicao -&gt; .lampada_acessa_a_frente; condicao -&gt; .lampada_apagada_a_frente; condicao -&gt; .lampada_acessa_a_esquerda; condicao -&gt; .lampada_apagada_a_esquerda; condicao -&gt; .lampada_acessa_a_direita; condicao -&gt; .lampada_apagada_a_direita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8, como)</text:p>
          </table:table-cell>
          <table:table-cell table:style-name="ce6" office:value-type="string" calcext:value-type="string">
            <text:p>{declaracao -&gt; definainstrucao id como.comando}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{declaracao -&gt; definainstrucao id como.comand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0, fimexecucao)</text:p>
          </table:table-cell>
          <table:table-cell table:style-name="ce6" office:value-type="string" calcext:value-type="string">
            <text:p>{execucao -&gt; execucaoinicio comando fimexecucao.}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{execucao -&gt; execucaoinicio comando fimexecuca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fim)</text:p>
          </table:table-cell>
          <table:table-cell table:style-name="ce6" office:value-type="string" calcext:value-type="string">
            <text:p>{bloco -&gt; inicio fim.}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{bloco -&gt; inicio fim.}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oto(16, pre_comando)</text:p>
          </table:table-cell>
          <table:table-cell table:style-name="ce6" office:value-type="string" calcext:value-type="string">
            <text:p>{bloco -&gt; inicio pre_comando.fim; pre_comando -&gt; pre_comando.comando}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{bloco -&gt; inicio pre_comando.fim; pre_comando -&gt; pre_comando.comand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comando)</text:p>
          </table:table-cell>
          <table:table-cell table:style-name="ce6" office:value-type="string" calcext:value-type="string">
            <text:p>{pre_comando -&gt; comando.}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{pre_comando -&gt; comand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16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16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6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6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7, num)</text:p>
          </table:table-cell>
          <table:table-cell table:style-name="ce6" office:value-type="string" calcext:value-type="string">
            <text:p>{iteracao -&gt; repita num.vezes comando fimrepita}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{iteracao -&gt; repita num.vezes comando fimrepita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8, condicao)</text:p>
          </table:table-cell>
          <table:table-cell table:style-name="ce6" office:value-type="string" calcext:value-type="string">
            <text:p>{laco -&gt; enquanto condicao.faca comando fimpara}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{laco -&gt; enquanto condicao.faca comando fimpara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8, robo_pronto)</text:p>
          </table:table-cell>
          <table:table-cell table:style-name="ce6" office:value-type="string" calcext:value-type="string">
            <text:p>{condicao -&gt; robo_pronto.}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{condicao -&gt; robo_pronto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robo_ocupado)</text:p>
          </table:table-cell>
          <table:table-cell table:style-name="ce6" office:value-type="string" calcext:value-type="string">
            <text:p>{condicao -&gt; robo_ocupado.}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{condicao -&gt; robo_ocupad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8, robo_parado)</text:p>
          </table:table-cell>
          <table:table-cell table:style-name="ce6" office:value-type="string" calcext:value-type="string">
            <text:p>{condicao -&gt; robo_parado.}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{condicao -&gt; robo_parado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robo_movimentando)</text:p>
          </table:table-cell>
          <table:table-cell table:style-name="ce6" office:value-type="string" calcext:value-type="string">
            <text:p>{condicao -&gt; robo_movimentando.}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{condicao -&gt; robo_movimentando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frente_robo_bloqueada)</text:p>
          </table:table-cell>
          <table:table-cell table:style-name="ce6" office:value-type="string" calcext:value-type="string">
            <text:p>{condicao -&gt; frente_robo_bloqueada.}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{condicao -&gt; frente_robo_bloquead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direita_robo_bloqueada)</text:p>
          </table:table-cell>
          <table:table-cell table:style-name="ce6" office:value-type="string" calcext:value-type="string">
            <text:p>{condicao -&gt; direita_robo_bloqueada.}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{condicao -&gt; direita_robo_bloquead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esquerda_robo_bloqueada)</text:p>
          </table:table-cell>
          <table:table-cell table:style-name="ce6" office:value-type="string" calcext:value-type="string">
            <text:p>{condicao -&gt; esquerda_robo_bloqueada.}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{condicao -&gt; esquerda_robo_bloquead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lampada_acessa_a_frente)</text:p>
          </table:table-cell>
          <table:table-cell table:style-name="ce6" office:value-type="string" calcext:value-type="string">
            <text:p>{condicao -&gt; lampada_acessa_a_frente.}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{condicao -&gt; lampada_acessa_a_frente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lampada_apagada_a_frente)</text:p>
          </table:table-cell>
          <table:table-cell table:style-name="ce6" office:value-type="string" calcext:value-type="string">
            <text:p>{condicao -&gt; lampada_apagada_a_frente.}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{condicao -&gt; lampada_apagada_a_frente.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8, lampada_acessa_a_esquerda)</text:p>
          </table:table-cell>
          <table:table-cell table:style-name="ce6" office:value-type="string" calcext:value-type="string">
            <text:p>{condicao -&gt; lampada_acessa_a_esquerda.}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{condicao -&gt; lampada_acessa_a_esquerda.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8, lampada_apagada_a_esquerda)</text:p>
          </table:table-cell>
          <table:table-cell table:style-name="ce6" office:value-type="string" calcext:value-type="string">
            <text:p>{condicao -&gt; lampada_apagada_a_esquerda.}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{condicao -&gt; lampada_apagada_a_esquerd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8, lampada_acessa_a_direita)</text:p>
          </table:table-cell>
          <table:table-cell table:style-name="ce6" office:value-type="string" calcext:value-type="string">
            <text:p>{condicao -&gt; lampada_acessa_a_direita.}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{condicao -&gt; lampada_acessa_a_direita.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8, lampada_apagada_a_direita)</text:p>
          </table:table-cell>
          <table:table-cell table:style-name="ce6" office:value-type="string" calcext:value-type="string">
            <text:p>{condicao -&gt; lampada_apagada_a_direita.}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{condicao -&gt; lampada_apagada_a_direita.}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oto(19, condicao)</text:p>
          </table:table-cell>
          <table:table-cell table:style-name="ce6" office:value-type="string" calcext:value-type="string">
            <text:p>{condicional -&gt; se condicao.entao comando fimse; condicional -&gt; se condicao.entao comando fimse senao comando fimsenao}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{condicional -&gt; se condicao.entao comando fimse; condicional -&gt; se condicao.entao comando fimse senao comando fimsenao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9, robo_pronto)</text:p>
          </table:table-cell>
          <table:table-cell table:style-name="ce6" office:value-type="string" calcext:value-type="string">
            <text:p>{condicao -&gt; robo_pronto.}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robo_ocupado)</text:p>
          </table:table-cell>
          <table:table-cell table:style-name="ce6" office:value-type="string" calcext:value-type="string">
            <text:p>{condicao -&gt; robo_ocupado.}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19, robo_parado)</text:p>
          </table:table-cell>
          <table:table-cell table:style-name="ce6" office:value-type="string" calcext:value-type="string">
            <text:p>{condicao -&gt; robo_parado.}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robo_movimentando)</text:p>
          </table:table-cell>
          <table:table-cell table:style-name="ce6" office:value-type="string" calcext:value-type="string">
            <text:p>{condicao -&gt; robo_movimentando.}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frente_robo_bloqueada)</text:p>
          </table:table-cell>
          <table:table-cell table:style-name="ce6" office:value-type="string" calcext:value-type="string">
            <text:p>{condicao -&gt; frente_robo_bloqueada.}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direita_robo_bloqueada)</text:p>
          </table:table-cell>
          <table:table-cell table:style-name="ce6" office:value-type="string" calcext:value-type="string">
            <text:p>{condicao -&gt; direita_robo_bloqueada.}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esquerda_robo_bloqueada)</text:p>
          </table:table-cell>
          <table:table-cell table:style-name="ce6" office:value-type="string" calcext:value-type="string">
            <text:p>{condicao -&gt; esquerda_robo_bloqueada.}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lampada_acessa_a_frente)</text:p>
          </table:table-cell>
          <table:table-cell table:style-name="ce6" office:value-type="string" calcext:value-type="string">
            <text:p>{condicao -&gt; lampada_acessa_a_frente.}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lampada_apagada_a_frente)</text:p>
          </table:table-cell>
          <table:table-cell table:style-name="ce6" office:value-type="string" calcext:value-type="string">
            <text:p>{condicao -&gt; lampada_apagada_a_frente.}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9, lampada_acessa_a_esquerda)</text:p>
          </table:table-cell>
          <table:table-cell table:style-name="ce6" office:value-type="string" calcext:value-type="string">
            <text:p>{condicao -&gt; lampada_acessa_a_esquerda.}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9, lampada_apagada_a_esquerda)</text:p>
          </table:table-cell>
          <table:table-cell table:style-name="ce6" office:value-type="string" calcext:value-type="string">
            <text:p>{condicao -&gt; lampada_apagada_a_esquerda.}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19, lampada_acessa_a_direita)</text:p>
          </table:table-cell>
          <table:table-cell table:style-name="ce6" office:value-type="string" calcext:value-type="string">
            <text:p>{condicao -&gt; lampada_acessa_a_direita.}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19, lampada_apagada_a_direita)</text:p>
          </table:table-cell>
          <table:table-cell table:style-name="ce6" office:value-type="string" calcext:value-type="string">
            <text:p>{condicao -&gt; lampada_apagada_a_direita.}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0, num)</text:p>
          </table:table-cell>
          <table:table-cell table:style-name="ce6" office:value-type="string" calcext:value-type="string">
            <text:p>{instrucao -&gt; mova num.; instrucao -&gt; mova num.passos}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{instrucao -&gt; mova num.; instrucao -&gt; mova num.passos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0, passos)</text:p>
          </table:table-cell>
          <table:table-cell table:style-name="ce6" office:value-type="string" calcext:value-type="string">
            <text:p>{instrucao -&gt; mova passos.}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{instrucao -&gt; mova passos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1, sentido)</text:p>
          </table:table-cell>
          <table:table-cell table:style-name="ce6" office:value-type="string" calcext:value-type="string">
            <text:p>{instrucao -&gt; vire_para sentido.}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{instrucao -&gt; vire_para sentid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1, esquerda)</text:p>
          </table:table-cell>
          <table:table-cell table:style-name="ce6" office:value-type="string" calcext:value-type="string">
            <text:p>{sentido -&gt; esquerda.}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{sentido -&gt; esquerda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1, direita)</text:p>
          </table:table-cell>
          <table:table-cell table:style-name="ce6" office:value-type="string" calcext:value-type="string">
            <text:p>{sentido -&gt; direita.}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{sentido -&gt; direit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condicao)</text:p>
          </table:table-cell>
          <table:table-cell table:style-name="ce6" office:value-type="string" calcext:value-type="string">
            <text:p>{instrucao -&gt; aguarte_ate condicao.}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{instrucao -&gt; aguarte_ate condica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7, robo_pronto)</text:p>
          </table:table-cell>
          <table:table-cell table:style-name="ce6" office:value-type="string" calcext:value-type="string">
            <text:p>{condicao -&gt; robo_pronto.}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robo_ocupado)</text:p>
          </table:table-cell>
          <table:table-cell table:style-name="ce6" office:value-type="string" calcext:value-type="string">
            <text:p>{condicao -&gt; robo_ocupado.}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7, robo_parado)</text:p>
          </table:table-cell>
          <table:table-cell table:style-name="ce6" office:value-type="string" calcext:value-type="string">
            <text:p>{condicao -&gt; robo_parado.}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robo_movimentando)</text:p>
          </table:table-cell>
          <table:table-cell table:style-name="ce6" office:value-type="string" calcext:value-type="string">
            <text:p>{condicao -&gt; robo_movimentando.}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frente_robo_bloqueada)</text:p>
          </table:table-cell>
          <table:table-cell table:style-name="ce6" office:value-type="string" calcext:value-type="string">
            <text:p>{condicao -&gt; frente_robo_bloqueada.}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direita_robo_bloqueada)</text:p>
          </table:table-cell>
          <table:table-cell table:style-name="ce6" office:value-type="string" calcext:value-type="string">
            <text:p>{condicao -&gt; direita_robo_bloqueada.}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esquerda_robo_bloqueada)</text:p>
          </table:table-cell>
          <table:table-cell table:style-name="ce6" office:value-type="string" calcext:value-type="string">
            <text:p>{condicao -&gt; esquerda_robo_bloqueada.}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lampada_acessa_a_frente)</text:p>
          </table:table-cell>
          <table:table-cell table:style-name="ce6" office:value-type="string" calcext:value-type="string">
            <text:p>{condicao -&gt; lampada_acessa_a_frente.}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lampada_apagada_a_frente)</text:p>
          </table:table-cell>
          <table:table-cell table:style-name="ce6" office:value-type="string" calcext:value-type="string">
            <text:p>{condicao -&gt; lampada_apagada_a_frente.}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7, lampada_acessa_a_esquerda)</text:p>
          </table:table-cell>
          <table:table-cell table:style-name="ce6" office:value-type="string" calcext:value-type="string">
            <text:p>{condicao -&gt; lampada_acessa_a_esquerda.}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7, lampada_apagada_a_esquerda)</text:p>
          </table:table-cell>
          <table:table-cell table:style-name="ce6" office:value-type="string" calcext:value-type="string">
            <text:p>{condicao -&gt; lampada_apagada_a_esquerda.}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7, lampada_acessa_a_direita)</text:p>
          </table:table-cell>
          <table:table-cell table:style-name="ce6" office:value-type="string" calcext:value-type="string">
            <text:p>{condicao -&gt; lampada_acessa_a_direita.}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7, lampada_apagada_a_direita)</text:p>
          </table:table-cell>
          <table:table-cell table:style-name="ce6" office:value-type="string" calcext:value-type="string">
            <text:p>{condicao -&gt; lampada_apagada_a_direita.}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28, comando)</text:p>
          </table:table-cell>
          <table:table-cell table:style-name="ce6" office:value-type="string" calcext:value-type="string">
            <text:p>{declaracao -&gt; definainstrucao id como comando.}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{declaracao -&gt; definainstrucao id como comand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28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28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28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28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fim)</text:p>
          </table:table-cell>
          <table:table-cell table:style-name="ce6" office:value-type="string" calcext:value-type="string">
            <text:p>{bloco -&gt; inicio pre_comando fim.}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{bloco -&gt; inicio pre_comando fim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comando)</text:p>
          </table:table-cell>
          <table:table-cell table:style-name="ce6" office:value-type="string" calcext:value-type="string">
            <text:p>{pre_comando -&gt; pre_comando comando.}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{pre_comando -&gt; pre_comando comando.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31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31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31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31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33, vezes)</text:p>
          </table:table-cell>
          <table:table-cell table:style-name="ce6" office:value-type="string" calcext:value-type="string">
            <text:p>{iteracao -&gt; repita num vezes.comando fimrepita}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{iteracao -&gt; repita num vezes.comando fimrepita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34, faca)</text:p>
          </table:table-cell>
          <table:table-cell table:style-name="ce6" office:value-type="string" calcext:value-type="string">
            <text:p>{laco -&gt; enquanto condicao faca.comando fimpara}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{laco -&gt; enquanto condicao faca.comando fimpara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oto(48, entao)</text:p>
          </table:table-cell>
          <table:table-cell table:style-name="ce6" office:value-type="string" calcext:value-type="string">
            <text:p>{condicional -&gt; se condicao entao.comando fimse; condicional -&gt; se condicao entao.comando fimse senao comando fimsenao}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{condicional -&gt; se condicao entao.comando fimse; condicional -&gt; se condicao entao.comando fimse senao comando fimsena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49, passos)</text:p>
          </table:table-cell>
          <table:table-cell table:style-name="ce6" office:value-type="string" calcext:value-type="string">
            <text:p>{instrucao -&gt; mova num passos.}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{instrucao -&gt; mova num passos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comando)</text:p>
          </table:table-cell>
          <table:table-cell table:style-name="ce6" office:value-type="string" calcext:value-type="string">
            <text:p>{iteracao -&gt; repita num vezes comando.fimrepita}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{iteracao -&gt; repita num vezes comando.fimrepita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58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58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8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8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comando)</text:p>
          </table:table-cell>
          <table:table-cell table:style-name="ce6" office:value-type="string" calcext:value-type="string">
            <text:p>{laco -&gt; enquanto condicao faca comando.fimpara}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{laco -&gt; enquanto condicao faca comando.fimpara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59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59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59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59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0, comando)</text:p>
          </table:table-cell>
          <table:table-cell table:style-name="ce6" office:value-type="string" calcext:value-type="string">
            <text:p>{condicional -&gt; se condicao entao comando.fimse; condicional -&gt; se condicao entao comando.fimse senao comando fimsenao}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{condicional -&gt; se condicao entao comando.fimse; condicional -&gt; se condicao entao comando.fimse senao comando fimsenao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0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0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0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0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2, fimrepita)</text:p>
          </table:table-cell>
          <table:table-cell table:style-name="ce6" office:value-type="string" calcext:value-type="string">
            <text:p>{iteracao -&gt; repita num vezes comando fimrepita.}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{iteracao -&gt; repita num vezes comando fimrepita.}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3, fimpara)</text:p>
          </table:table-cell>
          <table:table-cell table:style-name="ce6" office:value-type="string" calcext:value-type="string">
            <text:p>{laco -&gt; enquanto condicao faca comando fimpara.}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{laco -&gt; enquanto condicao faca comando fimpara.}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4, fimse)</text:p>
          </table:table-cell>
          <table:table-cell table:style-name="ce6" office:value-type="string" calcext:value-type="string">
            <text:p>{condicional -&gt; se condicao entao comando fimse.; condicional -&gt; se condicao entao comando fimse.senao comando fimsenao}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{condicional -&gt; se condicao entao comando fimse.; condicional -&gt; se condicao entao comando fimse.senao comando fimsenao}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oto(67, senao)</text:p>
          </table:table-cell>
          <table:table-cell table:style-name="ce6" office:value-type="string" calcext:value-type="string">
            <text:p>{condicional -&gt; se condicao entao comando fimse senao.comando fimsenao}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{condicional -&gt; se condicao entao comando fimse senao.comando fimsenao; comando -&gt; .bloco; comando -&gt; .iteracao; comando -&gt; .laco; comando -&gt; .condicional; comando -&gt; .instrucao; bloco -&gt; .inicio fim; bloco -&gt; .inicio pre_comando fim; iteracao -&gt; .repita num vezes comando fimrepita; laco -&gt; .enquanto condicao faca comando fimpara; condicional -&gt; .se condicao entao comando fimse; condicional -&gt; .se condicao entao comando fimse senao comando fimsenao; instrucao -&gt; .mova; instrucao -&gt; .mova num; instrucao -&gt; .mova passos; instrucao -&gt; .mova num passos; instrucao -&gt; .vire_para sentido; instrucao -&gt; .id; instrucao -&gt; .pare; instrucao -&gt; .finalize; instrucao -&gt; .apague_lampada; instrucao -&gt; .acenda_lampada; instrucao -&gt; .aguarte_ate condicao}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68, comando)</text:p>
          </table:table-cell>
          <table:table-cell table:style-name="ce6" office:value-type="string" calcext:value-type="string">
            <text:p>{condicional -&gt; se condicao entao comando fimse senao comando.fimsenao}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{condicional -&gt; se condicao entao comando fimse senao comando.fimsenao}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bloco)</text:p>
          </table:table-cell>
          <table:table-cell table:style-name="ce6" office:value-type="string" calcext:value-type="string">
            <text:p>{comando -&gt; bloco.}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iteracao)</text:p>
          </table:table-cell>
          <table:table-cell table:style-name="ce6" office:value-type="string" calcext:value-type="string">
            <text:p>{comando -&gt; iteracao.}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laco)</text:p>
          </table:table-cell>
          <table:table-cell table:style-name="ce6" office:value-type="string" calcext:value-type="string">
            <text:p>{comando -&gt; laco.}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condicional)</text:p>
          </table:table-cell>
          <table:table-cell table:style-name="ce6" office:value-type="string" calcext:value-type="string">
            <text:p>{comando -&gt; condicional.}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instrucao)</text:p>
          </table:table-cell>
          <table:table-cell table:style-name="ce6" office:value-type="string" calcext:value-type="string">
            <text:p>{comando -&gt; instrucao.}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inicio)</text:p>
          </table:table-cell>
          <table:table-cell table:style-name="ce6" office:value-type="string" calcext:value-type="string">
            <text:p>{bloco -&gt; inicio.fim; bloco -&gt; inicio.pre_comando fim}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repita)</text:p>
          </table:table-cell>
          <table:table-cell table:style-name="ce6" office:value-type="string" calcext:value-type="string">
            <text:p>{iteracao -&gt; repita.num vezes comando fimrepita}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enquanto)</text:p>
          </table:table-cell>
          <table:table-cell table:style-name="ce6" office:value-type="string" calcext:value-type="string">
            <text:p>{laco -&gt; enquanto.condicao faca comando fimpara}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8, se)</text:p>
          </table:table-cell>
          <table:table-cell table:style-name="ce6" office:value-type="string" calcext:value-type="string">
            <text:p>{condicional -&gt; se.condicao entao comando fimse; condicional -&gt; se.condicao entao comando fimse senao comando fimsenao}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oto(68, mova)</text:p>
          </table:table-cell>
          <table:table-cell table:style-name="ce6" office:value-type="string" calcext:value-type="string">
            <text:p>{instrucao -&gt; mova.; instrucao -&gt; mova.num; instrucao -&gt; mova.passos; instrucao -&gt; mova.num passos}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vire_para)</text:p>
          </table:table-cell>
          <table:table-cell table:style-name="ce6" office:value-type="string" calcext:value-type="string">
            <text:p>{instrucao -&gt; vire_para.sentido}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id)</text:p>
          </table:table-cell>
          <table:table-cell table:style-name="ce6" office:value-type="string" calcext:value-type="string">
            <text:p>{instrucao -&gt; id.}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pare)</text:p>
          </table:table-cell>
          <table:table-cell table:style-name="ce6" office:value-type="string" calcext:value-type="string">
            <text:p>{instrucao -&gt; pare.}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to(68, finalize)</text:p>
          </table:table-cell>
          <table:table-cell table:style-name="ce6" office:value-type="string" calcext:value-type="string">
            <text:p>{instrucao -&gt; finalize.}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apague_lampada)</text:p>
          </table:table-cell>
          <table:table-cell table:style-name="ce6" office:value-type="string" calcext:value-type="string">
            <text:p>{instrucao -&gt; apague_lampada.}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acenda_lampada)</text:p>
          </table:table-cell>
          <table:table-cell table:style-name="ce6" office:value-type="string" calcext:value-type="string">
            <text:p>{instrucao -&gt; acenda_lampada.}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oto(68, aguarte_ate)</text:p>
          </table:table-cell>
          <table:table-cell table:style-name="ce6" office:value-type="string" calcext:value-type="string">
            <text:p>{instrucao -&gt; aguarte_ate.condicao}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oto(69, fimsenao)</text:p>
          </table:table-cell>
          <table:table-cell table:style-name="ce6" office:value-type="string" calcext:value-type="string">
            <text:p>{condicional -&gt; se condicao entao comando fimse senao comando fimsenao.}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{condicional -&gt; se condicao entao comando fimse senao comando fimsenao.}</text:p>
          </table:table-cell>
          <table:table-cell table:number-columns-repeated="1020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LR" table:style-name="ta1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7" table:default-cell-style-name="ce8"/>
        <table:table-column table:style-name="co15" table:default-cell-style-name="ce8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16" table:default-cell-style-name="ce8"/>
        <table:table-column table:style-name="co25" table:default-cell-style-name="ce8"/>
        <table:table-column table:style-name="co6" table:default-cell-style-name="ce8"/>
        <table:table-column table:style-name="co19" table:default-cell-style-name="ce8"/>
        <table:table-column table:style-name="co20" table:default-cell-style-name="ce8"/>
        <table:table-column table:style-name="co11" table:number-columns-repeated="4" table:default-cell-style-name="ce8"/>
        <table:table-column table:style-name="co25" table:default-cell-style-name="ce8"/>
        <table:table-column table:style-name="co11" table:number-columns-repeated="992" table:default-cell-style-name="ce8"/>
        <table:table-row table:style-name="ro1">
          <table:table-cell table:number-columns-repeated="1024"/>
        </table:table-row>
        <table:table-row table:style-name="ro3">
          <table:table-cell table:style-name="ce9"/>
          <table:table-cell table:style-name="ce12" office:value-type="string" calcext:value-type="string">
            <text:p>ACTION</text:p>
          </table:table-cell>
          <table:table-cell table:style-name="ce14" table:number-columns-repeated="5"/>
          <table:table-cell table:style-name="ce13"/>
          <table:table-cell table:style-name="ce14" table:number-columns-repeated="37"/>
          <table:table-cell table:style-name="ce15"/>
          <table:table-cell table:style-name="ce10" office:value-type="string" calcext:value-type="string">
            <text:p>GOTO</text:p>
          </table:table-cell>
          <table:table-cell table:style-name="ce13" table:number-columns-repeated="977"/>
        </table:table-row>
        <table:table-row table:style-name="ro4">
          <table:table-cell table:style-name="ce10" office:value-type="string" calcext:value-type="string">
            <text:p>State</text:p>
          </table:table-cell>
          <table:table-cell table:style-name="ce13" office:value-type="string" calcext:value-type="string">
            <text:p>programainicio</text:p>
          </table:table-cell>
          <table:table-cell table:style-name="ce13" office:value-type="string" calcext:value-type="string">
            <text:p>fimprograma</text:p>
          </table:table-cell>
          <table:table-cell table:style-name="ce13" office:value-type="string" calcext:value-type="string">
            <text:p>execucaoinicio</text:p>
          </table:table-cell>
          <table:table-cell table:style-name="ce13" office:value-type="string" calcext:value-type="string">
            <text:p>fimexecucao</text:p>
          </table:table-cell>
          <table:table-cell table:style-name="ce13" office:value-type="string" calcext:value-type="string">
            <text:p>definainstrucao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omo</text:p>
          </table:table-cell>
          <table:table-cell table:style-name="ce13" office:value-type="string" calcext:value-type="string">
            <text:p>ini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repita</text:p>
          </table:table-cell>
          <table:table-cell table:style-name="ce13" office:value-type="string" calcext:value-type="string">
            <text:p>num</text:p>
          </table:table-cell>
          <table:table-cell table:style-name="ce13" office:value-type="string" calcext:value-type="string">
            <text:p>vezes</text:p>
          </table:table-cell>
          <table:table-cell table:style-name="ce13" office:value-type="string" calcext:value-type="string">
            <text:p>fimrepita</text:p>
          </table:table-cell>
          <table:table-cell table:style-name="ce13" office:value-type="string" calcext:value-type="string">
            <text:p>enquanto</text:p>
          </table:table-cell>
          <table:table-cell table:style-name="ce13" office:value-type="string" calcext:value-type="string">
            <text:p>faca</text:p>
          </table:table-cell>
          <table:table-cell table:style-name="ce13" office:value-type="string" calcext:value-type="string">
            <text:p>fimpara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entao</text:p>
          </table:table-cell>
          <table:table-cell table:style-name="ce13" office:value-type="string" calcext:value-type="string">
            <text:p>fimse</text:p>
          </table:table-cell>
          <table:table-cell table:style-name="ce13" office:value-type="string" calcext:value-type="string">
            <text:p>senao</text:p>
          </table:table-cell>
          <table:table-cell table:style-name="ce13" office:value-type="string" calcext:value-type="string">
            <text:p>fimsenao</text:p>
          </table:table-cell>
          <table:table-cell table:style-name="ce13" office:value-type="string" calcext:value-type="string">
            <text:p>mova</text:p>
          </table:table-cell>
          <table:table-cell table:style-name="ce13" office:value-type="string" calcext:value-type="string">
            <text:p>passos</text:p>
          </table:table-cell>
          <table:table-cell table:style-name="ce13" office:value-type="string" calcext:value-type="string">
            <text:p>vire_para</text:p>
          </table:table-cell>
          <table:table-cell table:style-name="ce13" office:value-type="string" calcext:value-type="string">
            <text:p>pare</text:p>
          </table:table-cell>
          <table:table-cell table:style-name="ce13" office:value-type="string" calcext:value-type="string">
            <text:p>finalize</text:p>
          </table:table-cell>
          <table:table-cell table:style-name="ce13" office:value-type="string" calcext:value-type="string">
            <text:p>apague_lampada</text:p>
          </table:table-cell>
          <table:table-cell table:style-name="ce13" office:value-type="string" calcext:value-type="string">
            <text:p>acenda_lampada</text:p>
          </table:table-cell>
          <table:table-cell table:style-name="ce13" office:value-type="string" calcext:value-type="string">
            <text:p>aguarte_ate</text:p>
          </table:table-cell>
          <table:table-cell table:style-name="ce13" office:value-type="string" calcext:value-type="string">
            <text:p>robo_pronto</text:p>
          </table:table-cell>
          <table:table-cell table:style-name="ce13" office:value-type="string" calcext:value-type="string">
            <text:p>robo_ocupado</text:p>
          </table:table-cell>
          <table:table-cell table:style-name="ce13" office:value-type="string" calcext:value-type="string">
            <text:p>robo_parado</text:p>
          </table:table-cell>
          <table:table-cell table:style-name="ce13" office:value-type="string" calcext:value-type="string">
            <text:p>robo_movimentando</text:p>
          </table:table-cell>
          <table:table-cell table:style-name="ce13" office:value-type="string" calcext:value-type="string">
            <text:p>frente_robo_bloqueada</text:p>
          </table:table-cell>
          <table:table-cell table:style-name="ce13" office:value-type="string" calcext:value-type="string">
            <text:p>direita_robo_bloqueada</text:p>
          </table:table-cell>
          <table:table-cell table:style-name="ce13" office:value-type="string" calcext:value-type="string">
            <text:p>esquerda_robo_bloqueada</text:p>
          </table:table-cell>
          <table:table-cell table:style-name="ce13" office:value-type="string" calcext:value-type="string">
            <text:p>lampada_acessa_a_frente</text:p>
          </table:table-cell>
          <table:table-cell table:style-name="ce13" office:value-type="string" calcext:value-type="string">
            <text:p>lampada_apagada_a_frente</text:p>
          </table:table-cell>
          <table:table-cell table:style-name="ce13" office:value-type="string" calcext:value-type="string">
            <text:p>lampada_acessa_a_esquerda</text:p>
          </table:table-cell>
          <table:table-cell table:style-name="ce13" office:value-type="string" calcext:value-type="string">
            <text:p>lampada_apagada_a_esquerda</text:p>
          </table:table-cell>
          <table:table-cell table:style-name="ce13" office:value-type="string" calcext:value-type="string">
            <text:p>lampada_acessa_a_direita</text:p>
          </table:table-cell>
          <table:table-cell table:style-name="ce13" office:value-type="string" calcext:value-type="string">
            <text:p>lampada_apagada_a_direita</text:p>
          </table:table-cell>
          <table:table-cell table:style-name="ce13" office:value-type="string" calcext:value-type="string">
            <text:p>esquerda</text:p>
          </table:table-cell>
          <table:table-cell table:style-name="ce13" office:value-type="string" calcext:value-type="string">
            <text:p>direita</text:p>
          </table:table-cell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programa</text:p>
          </table:table-cell>
          <table:table-cell table:style-name="ce13" office:value-type="string" calcext:value-type="string">
            <text:p>execucao</text:p>
          </table:table-cell>
          <table:table-cell table:style-name="ce13" office:value-type="string" calcext:value-type="string">
            <text:p>declaracoes</text:p>
          </table:table-cell>
          <table:table-cell table:style-name="ce13" office:value-type="string" calcext:value-type="string">
            <text:p>declaracao</text:p>
          </table:table-cell>
          <table:table-cell table:style-name="ce13" office:value-type="string" calcext:value-type="string">
            <text:p>comando</text:p>
          </table:table-cell>
          <table:table-cell table:style-name="ce13" office:value-type="string" calcext:value-type="string">
            <text:p>bloco</text:p>
          </table:table-cell>
          <table:table-cell table:style-name="ce13" office:value-type="string" calcext:value-type="string">
            <text:p>pre_comando</text:p>
          </table:table-cell>
          <table:table-cell table:style-name="ce13" office:value-type="string" calcext:value-type="string">
            <text:p>iteracao</text:p>
          </table:table-cell>
          <table:table-cell table:style-name="ce13" office:value-type="string" calcext:value-type="string">
            <text:p>laco</text:p>
          </table:table-cell>
          <table:table-cell table:style-name="ce13" office:value-type="string" calcext:value-type="string">
            <text:p>condicional</text:p>
          </table:table-cell>
          <table:table-cell table:style-name="ce13" office:value-type="string" calcext:value-type="string">
            <text:p>instrucao</text:p>
          </table:table-cell>
          <table:table-cell table:style-name="ce13" office:value-type="string" calcext:value-type="string">
            <text:p>condicao</text:p>
          </table:table-cell>
          <table:table-cell table:style-name="ce13" office:value-type="string" calcext:value-type="string">
            <text:p>sentido</text:p>
          </table:table-cell>
          <table:table-cell table:style-name="ce13" table:number-columns-repeated="96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1</text:p>
          </table:table-cell>
          <table:table-cell table:number-columns-repeated="57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4</text:p>
          </table:table-cell>
          <table:table-cell table:number-columns-repeated="42" table:style-name="ce11" office:value-type="string" calcext:value-type="string">
            <text:p> 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6</text:p>
          </table:table-cell>
          <table:table-cell table:number-columns-repeated="43" table:style-name="ce11" office:value-type="string" calcext:value-type="string">
            <text:p> 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1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4</text:p>
          </table:table-cell>
          <table:table-cell table:number-columns-repeated="42" table:style-name="ce11" office:value-type="string" calcext:value-type="string">
            <text:p> 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8</text:p>
          </table:table-cell>
          <table:table-cell table:number-columns-repeated="5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9</text:p>
          </table:table-cell>
          <table:table-cell table:number-columns-repeated="56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4</text:p>
          </table:table-cell>
          <table:table-cell table:number-columns-repeated="55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1" office:value-type="string" calcext:value-type="string">
            <text:p>s28</text:p>
          </table:table-cell>
          <table:table-cell table:number-columns-repeated="51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number-columns-repeated="44" table:style-name="ce11" office:value-type="string" calcext:value-type="string">
            <text:p> </text:p>
          </table:table-cell>
          <table:table-cell table:style-name="ce11" office:value-type="string" calcext:value-type="string">
            <text:p>acc</text:p>
          </table:table-cell>
          <table:table-cell table:number-columns-repeated="13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29</text:p>
          </table:table-cell>
          <table:table-cell table:number-columns-repeated="54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6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6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6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7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7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8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8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8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8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9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9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9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9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0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0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0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s30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number-columns-repeated="10" table:style-name="ce11" office:value-type="string" calcext:value-type="string">
            <text:p> </text:p>
          </table:table-cell>
          <table:table-cell table:style-name="ce11" office:value-type="string" calcext:value-type="string">
            <text:p>s33</text:p>
          </table:table-cell>
          <table:table-cell table:number-columns-repeated="47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number-columns-repeated="29" table:style-name="ce11" office:value-type="string" calcext:value-type="string">
            <text:p> </text:p>
          </table:table-cell>
          <table:table-cell table:style-name="ce11" office:value-type="string" calcext:value-type="string">
            <text:p>s35</text:p>
          </table:table-cell>
          <table:table-cell table:style-name="ce11" office:value-type="string" calcext:value-type="string">
            <text:p>s36</text:p>
          </table:table-cell>
          <table:table-cell table:style-name="ce11" office:value-type="string" calcext:value-type="string">
            <text:p>s37</text:p>
          </table:table-cell>
          <table:table-cell table:style-name="ce11" office:value-type="string" calcext:value-type="string">
            <text:p>s38</text:p>
          </table:table-cell>
          <table:table-cell table:style-name="ce11" office:value-type="string" calcext:value-type="string">
            <text:p>s39</text:p>
          </table:table-cell>
          <table:table-cell table:style-name="ce11" office:value-type="string" calcext:value-type="string">
            <text:p>s40</text:p>
          </table:table-cell>
          <table:table-cell table:style-name="ce11" office:value-type="string" calcext:value-type="string">
            <text:p>s41</text:p>
          </table:table-cell>
          <table:table-cell table:style-name="ce11" office:value-type="string" calcext:value-type="string">
            <text:p>s42</text:p>
          </table:table-cell>
          <table:table-cell table:style-name="ce11" office:value-type="string" calcext:value-type="string">
            <text:p>s43</text:p>
          </table:table-cell>
          <table:table-cell table:style-name="ce11" office:value-type="string" calcext:value-type="string">
            <text:p>s44</text:p>
          </table:table-cell>
          <table:table-cell table:style-name="ce11" office:value-type="string" calcext:value-type="string">
            <text:p>s45</text:p>
          </table:table-cell>
          <table:table-cell table:style-name="ce11" office:value-type="string" calcext:value-type="string">
            <text:p>s46</text:p>
          </table:table-cell>
          <table:table-cell table:style-name="ce11" office:value-type="string" calcext:value-type="string">
            <text:p>s47</text:p>
          </table:table-cell>
          <table:table-cell table:number-columns-repeated="14" table:style-name="ce11" office:value-type="string" calcext:value-type="string">
            <text:p> 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number-columns-repeated="29" table:style-name="ce11" office:value-type="string" calcext:value-type="string">
            <text:p> </text:p>
          </table:table-cell>
          <table:table-cell table:style-name="ce11" office:value-type="string" calcext:value-type="string">
            <text:p>s35</text:p>
          </table:table-cell>
          <table:table-cell table:style-name="ce11" office:value-type="string" calcext:value-type="string">
            <text:p>s36</text:p>
          </table:table-cell>
          <table:table-cell table:style-name="ce11" office:value-type="string" calcext:value-type="string">
            <text:p>s37</text:p>
          </table:table-cell>
          <table:table-cell table:style-name="ce11" office:value-type="string" calcext:value-type="string">
            <text:p>s38</text:p>
          </table:table-cell>
          <table:table-cell table:style-name="ce11" office:value-type="string" calcext:value-type="string">
            <text:p>s39</text:p>
          </table:table-cell>
          <table:table-cell table:style-name="ce11" office:value-type="string" calcext:value-type="string">
            <text:p>s40</text:p>
          </table:table-cell>
          <table:table-cell table:style-name="ce11" office:value-type="string" calcext:value-type="string">
            <text:p>s41</text:p>
          </table:table-cell>
          <table:table-cell table:style-name="ce11" office:value-type="string" calcext:value-type="string">
            <text:p>s42</text:p>
          </table:table-cell>
          <table:table-cell table:style-name="ce11" office:value-type="string" calcext:value-type="string">
            <text:p>s43</text:p>
          </table:table-cell>
          <table:table-cell table:style-name="ce11" office:value-type="string" calcext:value-type="string">
            <text:p>s44</text:p>
          </table:table-cell>
          <table:table-cell table:style-name="ce11" office:value-type="string" calcext:value-type="string">
            <text:p>s45</text:p>
          </table:table-cell>
          <table:table-cell table:style-name="ce11" office:value-type="string" calcext:value-type="string">
            <text:p>s46</text:p>
          </table:table-cell>
          <table:table-cell table:style-name="ce11" office:value-type="string" calcext:value-type="string">
            <text:p>s47</text:p>
          </table:table-cell>
          <table:table-cell table:number-columns-repeated="14" table:style-name="ce11" office:value-type="string" calcext:value-type="string">
            <text:p> 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9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9</text:p>
          </table:table-cell>
          <table:table-cell table:style-name="ce11" office:value-type="string" calcext:value-type="string">
            <text:p>s4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9</text:p>
          </table:table-cell>
          <table:table-cell table:style-name="ce11" office:value-type="string" calcext:value-type="string">
            <text:p>s50</text:p>
          </table:table-cell>
          <table:table-cell table:number-columns-repeated="6" table:style-name="ce11" office:value-type="string" calcext:value-type="string">
            <text:p>r19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number-columns-repeated="42" table:style-name="ce11" office:value-type="string" calcext:value-type="string">
            <text:p> </text:p>
          </table:table-cell>
          <table:table-cell table:style-name="ce11" office:value-type="string" calcext:value-type="string">
            <text:p>s52</text:p>
          </table:table-cell>
          <table:table-cell table:style-name="ce11" office:value-type="string" calcext:value-type="string">
            <text:p>s53</text:p>
          </table:table-cell>
          <table:table-cell table:number-columns-repeated="13" table:style-name="ce11" office:value-type="string" calcext:value-type="string">
            <text:p> 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965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4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4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4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5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5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5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6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6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6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7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7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7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8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8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8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8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number-columns-repeated="29" table:style-name="ce11" office:value-type="string" calcext:value-type="string">
            <text:p> </text:p>
          </table:table-cell>
          <table:table-cell table:style-name="ce11" office:value-type="string" calcext:value-type="string">
            <text:p>s35</text:p>
          </table:table-cell>
          <table:table-cell table:style-name="ce11" office:value-type="string" calcext:value-type="string">
            <text:p>s36</text:p>
          </table:table-cell>
          <table:table-cell table:style-name="ce11" office:value-type="string" calcext:value-type="string">
            <text:p>s37</text:p>
          </table:table-cell>
          <table:table-cell table:style-name="ce11" office:value-type="string" calcext:value-type="string">
            <text:p>s38</text:p>
          </table:table-cell>
          <table:table-cell table:style-name="ce11" office:value-type="string" calcext:value-type="string">
            <text:p>s39</text:p>
          </table:table-cell>
          <table:table-cell table:style-name="ce11" office:value-type="string" calcext:value-type="string">
            <text:p>s40</text:p>
          </table:table-cell>
          <table:table-cell table:style-name="ce11" office:value-type="string" calcext:value-type="string">
            <text:p>s41</text:p>
          </table:table-cell>
          <table:table-cell table:style-name="ce11" office:value-type="string" calcext:value-type="string">
            <text:p>s42</text:p>
          </table:table-cell>
          <table:table-cell table:style-name="ce11" office:value-type="string" calcext:value-type="string">
            <text:p>s43</text:p>
          </table:table-cell>
          <table:table-cell table:style-name="ce11" office:value-type="string" calcext:value-type="string">
            <text:p>s44</text:p>
          </table:table-cell>
          <table:table-cell table:style-name="ce11" office:value-type="string" calcext:value-type="string">
            <text:p>s45</text:p>
          </table:table-cell>
          <table:table-cell table:style-name="ce11" office:value-type="string" calcext:value-type="string">
            <text:p>s46</text:p>
          </table:table-cell>
          <table:table-cell table:style-name="ce11" office:value-type="string" calcext:value-type="string">
            <text:p>s47</text:p>
          </table:table-cell>
          <table:table-cell table:number-columns-repeated="14" table:style-name="ce11" office:value-type="string" calcext:value-type="string">
            <text:p> 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</text:p>
          </table:table-cell>
          <table:table-cell table:number-columns-repeated="56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1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1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1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s56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r13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r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13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r13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3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number-columns-repeated="11" table:style-name="ce11" office:value-type="string" calcext:value-type="string">
            <text:p> </text:p>
          </table:table-cell>
          <table:table-cell table:style-name="ce11" office:value-type="string" calcext:value-type="string">
            <text:p>s58</text:p>
          </table:table-cell>
          <table:table-cell table:number-columns-repeated="46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number-columns-repeated="14" table:style-name="ce11" office:value-type="string" calcext:value-type="string">
            <text:p> </text:p>
          </table:table-cell>
          <table:table-cell table:style-name="ce11" office:value-type="string" calcext:value-type="string">
            <text:p>s59</text:p>
          </table:table-cell>
          <table:table-cell table:number-columns-repeated="43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0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0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0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1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1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1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2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2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2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3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3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3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4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4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4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5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5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5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6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6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6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7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7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7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8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8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8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8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39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3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39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39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40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4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4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0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40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41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4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4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1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41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42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4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7" table:style-name="ce11" office:value-type="string" calcext:value-type="string">
            <text:p>r4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2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42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number-columns-repeated="17" table:style-name="ce11" office:value-type="string" calcext:value-type="string">
            <text:p> </text:p>
          </table:table-cell>
          <table:table-cell table:style-name="ce11" office:value-type="string" calcext:value-type="string">
            <text:p>s60</text:p>
          </table:table-cell>
          <table:table-cell table:number-columns-repeated="40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0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0</text:p>
          </table:table-cell>
          <table:table-cell table:style-name="ce11" office:value-type="string" calcext:value-type="string">
            <text:p>s61</text:p>
          </table:table-cell>
          <table:table-cell table:number-columns-repeated="6" table:style-name="ce11" office:value-type="string" calcext:value-type="string">
            <text:p>r20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1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1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1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3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3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3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43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4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4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3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43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44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4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4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44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44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9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9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9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9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5</text:p>
          </table:table-cell>
          <table:table-cell table:number-columns-repeated="53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2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2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2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r14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r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r14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r14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4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22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2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22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22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number-columns-repeated="12" table:style-name="ce11" office:value-type="string" calcext:value-type="string">
            <text:p> </text:p>
          </table:table-cell>
          <table:table-cell table:style-name="ce11" office:value-type="string" calcext:value-type="string">
            <text:p>s65</text:p>
          </table:table-cell>
          <table:table-cell table:number-columns-repeated="45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number-columns-repeated="15" table:style-name="ce11" office:value-type="string" calcext:value-type="string">
            <text:p> </text:p>
          </table:table-cell>
          <table:table-cell table:style-name="ce11" office:value-type="string" calcext:value-type="string">
            <text:p>s66</text:p>
          </table:table-cell>
          <table:table-cell table:number-columns-repeated="4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number-columns-repeated="18" table:style-name="ce11" office:value-type="string" calcext:value-type="string">
            <text:p> </text:p>
          </table:table-cell>
          <table:table-cell table:style-name="ce11" office:value-type="string" calcext:value-type="string">
            <text:p>s67</text:p>
          </table:table-cell>
          <table:table-cell table:number-columns-repeated="3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5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5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5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6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6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6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6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7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7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7</text:p>
          </table:table-cell>
          <table:table-cell table:style-name="ce11" office:value-type="string" calcext:value-type="string">
            <text:p>s68</text:p>
          </table:table-cell>
          <table:table-cell table:number-columns-repeated="2" table:style-name="ce11" office:value-type="string" calcext:value-type="string">
            <text:p>r17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7</text:p>
          </table:table-cell>
          <table:table-cell table:number-columns-repeated="29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11" office:value-type="string" calcext:value-type="string">
            <text:p>s2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1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1" office:value-type="string" calcext:value-type="string">
            <text:p>s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s19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11" office:value-type="string" calcext:value-type="string">
            <text:p>s2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s21</text:p>
          </table:table-cell>
          <table:table-cell table:style-name="ce11" office:value-type="string" calcext:value-type="string">
            <text:p>s23</text:p>
          </table:table-cell>
          <table:table-cell table:style-name="ce11" office:value-type="string" calcext:value-type="string">
            <text:p>s24</text:p>
          </table:table-cell>
          <table:table-cell table:style-name="ce11" office:value-type="string" calcext:value-type="string">
            <text:p>s25</text:p>
          </table:table-cell>
          <table:table-cell table:style-name="ce11" office:value-type="string" calcext:value-type="string">
            <text:p>s26</text:p>
          </table:table-cell>
          <table:table-cell table:style-name="ce11" office:value-type="string" calcext:value-type="string">
            <text:p>s27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number-columns-repeated="20" table:style-name="ce11" office:value-type="string" calcext:value-type="string">
            <text:p> </text:p>
          </table:table-cell>
          <table:table-cell table:style-name="ce11" office:value-type="string" calcext:value-type="string">
            <text:p>s70</text:p>
          </table:table-cell>
          <table:table-cell table:number-columns-repeated="37" table:style-name="ce11" office:value-type="string" calcext:value-type="string">
            <text:p> </text:p>
          </table:table-cell>
          <table:table-cell table:number-columns-repeated="965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4" table:style-name="ce11" office:value-type="string" calcext:value-type="string">
            <text:p>r18</text:p>
          </table:table-cell>
          <table:table-cell table:style-name="ce11" office:value-type="string" calcext:value-type="string">
            <text:p> </text:p>
          </table:table-cell>
          <table:table-cell table:number-columns-repeated="3" table:style-name="ce11" office:value-type="string" calcext:value-type="string">
            <text:p>r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r1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string" calcext:value-type="string">
            <text:p>r18</text:p>
          </table:table-cell>
          <table:table-cell table:style-name="ce11" office:value-type="string" calcext:value-type="string">
            <text:p> </text:p>
          </table:table-cell>
          <table:table-cell table:number-columns-repeated="6" table:style-name="ce11" office:value-type="string" calcext:value-type="string">
            <text:p>r18</text:p>
          </table:table-cell>
          <table:table-cell table:number-columns-repeated="28" table:style-name="ce11" office:value-type="string" calcext:value-type="string">
            <text:p> </text:p>
          </table:table-cell>
          <table:table-cell table:number-columns-repeated="96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24:09.036520535</meta:creation-date>
    <dc:date>2019-12-01T20:48:35.535922452</dc:date>
    <meta:editing-duration>PT9M8S</meta:editing-duration>
    <meta:editing-cycles>2</meta:editing-cycles>
    <meta:generator>LibreOffice/6.0.7.3$Linux_X86_64 LibreOffice_project/00m0$Build-3</meta:generator>
    <meta:document-statistic meta:table-count="3" meta:cell-count="5166" meta:object-count="0"/>
  </office:meta>
</office:document-meta>
</file>